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10.488cm"/>
    </style:style>
    <style:style style:name="co3" style:family="table-column">
      <style:table-column-properties fo:break-before="auto" style:column-width="8.241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4.246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>
            <text:p>無針注射器制御基板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art</text:p>
          </table:table-cell>
          <table:table-cell office:value-type="string">
            <text:p>名称</text:p>
          </table:table-cell>
          <table:table-cell office:value-type="string">
            <text:p>メーカー</text:p>
          </table:table-cell>
          <table:table-cell office:value-type="string">
            <text:p>備考</text:p>
          </table:table-cell>
          <table:table-cell office:value-type="string">
            <text:p>使用個数（１セットあたり）</text:p>
          </table:table-cell>
          <table:table-cell office:value-type="string">
            <text:p>秋月　通販コード</text:p>
          </table:table-cell>
          <table:table-cell office:value-type="string">
            <text:p>秋月セット個数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BUZZER</text:p>
          </table:table-cell>
          <table:table-cell office:value-type="string">
            <text:p>PKM13EPYH4000-A0</text:p>
          </table:table-cell>
          <table:table-cell office:value-type="string">
            <text:p>株式会社村田製作所(muRata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-04118</text:p>
          </table:table-cell>
          <table:table-cell office:value-type="string">
            <text:p>１個入</text:p>
          </table:table-cell>
          <table:table-cell table:number-columns-repeated="1017"/>
        </table:table-row>
        <table:table-row table:style-name="ro2">
          <table:table-cell office:value-type="string">
            <text:p>C1</text:p>
          </table:table-cell>
          <table:table-cell office:value-type="string">
            <text:p>チップ積層セラミックコンデンサー０．１μＦ５０Ｖ　１６０８ </text:p>
          </table:table-cell>
          <table:table-cell office:value-type="string">
            <text:p>株式会社村田製作所(muRata)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-04940</text:p>
          </table:table-cell>
          <table:table-cell office:value-type="string">
            <text:p>２００個入</text:p>
          </table:table-cell>
          <table:table-cell table:number-columns-repeated="1017"/>
        </table:table-row>
        <table:table-row table:style-name="ro2">
          <table:table-cell office:value-type="string">
            <text:p>C2</text:p>
          </table:table-cell>
          <table:table-cell office:value-type="string">
            <text:p>チップ積層セラミックコンデンサー０．１μＦ５０Ｖ　１６０８ </text:p>
          </table:table-cell>
          <table:table-cell office:value-type="string">
            <text:p>株式会社村田製作所(muRata)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-04940</text:p>
          </table:table-cell>
          <table:table-cell office:value-type="string">
            <text:p>２００個入</text:p>
          </table:table-cell>
          <table:table-cell table:number-columns-repeated="1017"/>
        </table:table-row>
        <table:table-row table:style-name="ro2">
          <table:table-cell office:value-type="string">
            <text:p>C3</text:p>
          </table:table-cell>
          <table:table-cell office:value-type="string">
            <text:p>チップ積層セラミックコンデンサ４７μＦ１６Ｖ±１０％　３２２５</text:p>
          </table:table-cell>
          <table:table-cell office:value-type="string">
            <text:p>株式会社村田製作所(muRata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-04657</text:p>
          </table:table-cell>
          <table:table-cell office:value-type="string">
            <text:p>５個入</text:p>
          </table:table-cell>
          <table:table-cell table:number-columns-repeated="1017"/>
        </table:table-row>
        <table:table-row table:style-name="ro1">
          <table:table-cell office:value-type="string">
            <text:p>CN1</text:p>
          </table:table-cell>
          <table:table-cell office:value-type="string">
            <text:p>DF13B- 5P-1.25V</text:p>
          </table:table-cell>
          <table:table-cell office:value-type="string">
            <text:p>ヒロセ電機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CN2</text:p>
          </table:table-cell>
          <table:table-cell office:value-type="string">
            <text:p>DF13B- 2P-1.25V</text:p>
          </table:table-cell>
          <table:table-cell office:value-type="string">
            <text:p>ヒロセ電機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FET1</text:p>
          </table:table-cell>
          <table:table-cell office:value-type="string">
            <text:p>ＮｃｈＭＯＳＦＥＴ　ＩＲＬＭＬ６３４４ＴＲＰＢＦＴＲ</text:p>
          </table:table-cell>
          <table:table-cell office:value-type="string">
            <text:p>International Rectifi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-06049 </text:p>
          </table:table-cell>
          <table:table-cell office:value-type="string">
            <text:p>10個入</text:p>
          </table:table-cell>
          <table:table-cell table:number-columns-repeated="1017"/>
        </table:table-row>
        <table:table-row table:style-name="ro2">
          <table:table-cell office:value-type="string">
            <text:p>FET2</text:p>
          </table:table-cell>
          <table:table-cell office:value-type="string">
            <text:p>ＮｃｈＭＯＳＦＥＴ　ＩＲＬＭＬ６３４４ＴＲＰＢＦＴＲ</text:p>
          </table:table-cell>
          <table:table-cell office:value-type="string">
            <text:p>International Rectifi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-06049 </text:p>
          </table:table-cell>
          <table:table-cell office:value-type="string">
            <text:p>10個入</text:p>
          </table:table-cell>
          <table:table-cell table:number-columns-repeated="1017"/>
        </table:table-row>
        <table:table-row table:style-name="ro1">
          <table:table-cell office:value-type="string">
            <text:p>IC1</text:p>
          </table:table-cell>
          <table:table-cell office:value-type="string">
            <text:p>PIC16F1823</text:p>
          </table:table-cell>
          <table:table-cell office:value-type="string">
            <text:p>MICROCHIP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J1</text:p>
          </table:table-cell>
          <table:table-cell office:value-type="string">
            <text:p>２．１ｍｍ標準ＤＣジャック　内径２．１ｍｍ外径５．５ｍｍ</text:p>
          </table:table-cell>
          <table:table-cell office:value-type="string">
            <text:p>SINGATRON ENTERPRISE CO., LT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-01604</text:p>
          </table:table-cell>
          <table:table-cell office:value-type="string">
            <text:p>4個入</text:p>
          </table:table-cell>
          <table:table-cell table:number-columns-repeated="1017"/>
        </table:table-row>
        <table:table-row table:style-name="ro2">
          <table:table-cell office:value-type="string">
            <text:p>LED_B</text:p>
          </table:table-cell>
          <table:table-cell office:value-type="string">
            <text:p>青色チップＬＥＤ　ＯＳＢＬ１６０８　２３ｍｃｄ</text:p>
          </table:table-cell>
          <table:table-cell office:value-type="string">
            <text:p>OptoSupply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-03982 </text:p>
          </table:table-cell>
          <table:table-cell office:value-type="string">
            <text:p>20個入</text:p>
          </table:table-cell>
          <table:table-cell table:number-columns-repeated="1017"/>
        </table:table-row>
        <table:table-row table:style-name="ro2">
          <table:table-cell office:value-type="string">
            <text:p>LED_G</text:p>
          </table:table-cell>
          <table:table-cell office:value-type="string">
            <text:p>表面実装　緑色ＬＥＤ　ＯＳＴＧ１６０８Ｃ１Ａ</text:p>
          </table:table-cell>
          <table:table-cell office:value-type="string">
            <text:p>OptoSupply 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-06417</text:p>
          </table:table-cell>
          <table:table-cell office:value-type="string">
            <text:p>20個入</text:p>
          </table:table-cell>
          <table:table-cell table:number-columns-repeated="1017"/>
        </table:table-row>
        <table:table-row table:style-name="ro1">
          <table:table-cell office:value-type="string">
            <text:p>R1</text:p>
          </table:table-cell>
          <table:table-cell office:value-type="string">
            <text:p>10K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2</text:p>
          </table:table-cell>
          <table:table-cell office:value-type="string">
            <text:p>10K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3</text:p>
          </table:table-cell>
          <table:table-cell office:value-type="string">
            <text:p>1K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4</text:p>
          </table:table-cell>
          <table:table-cell office:value-type="string">
            <text:p>1K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R5</text:p>
          </table:table-cell>
          <table:table-cell office:value-type="string">
            <text:p>1/2W　抵抗 1.5Ω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R6</text:p>
          </table:table-cell>
          <table:table-cell office:value-type="string">
            <text:p>1W　抵抗 1.5Ω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_B</text:p>
          </table:table-cell>
          <table:table-cell office:value-type="string">
            <text:p>1K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_D1</text:p>
          </table:table-cell>
          <table:table-cell office:value-type="string">
            <text:p>100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_G1</text:p>
          </table:table-cell>
          <table:table-cell office:value-type="string">
            <text:p>100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_G2</text:p>
          </table:table-cell>
          <table:table-cell office:value-type="string">
            <text:p>100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_GS1</text:p>
          </table:table-cell>
          <table:table-cell office:value-type="string">
            <text:p>100K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_GS2</text:p>
          </table:table-cell>
          <table:table-cell office:value-type="string">
            <text:p>100K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_LED_B</text:p>
          </table:table-cell>
          <table:table-cell office:value-type="string">
            <text:p>200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_LED_G</text:p>
          </table:table-cell>
          <table:table-cell office:value-type="string">
            <text:p>200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_VPP</text:p>
          </table:table-cell>
          <table:table-cell office:value-type="string">
            <text:p>10KΩ</text:p>
          </table:table-cell>
          <table:table-cell/>
          <table:table-cell office:value-type="string">
            <text:p>在庫あり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SW1</text:p>
          </table:table-cell>
          <table:table-cell office:value-type="string">
            <text:p>ＳＳＳＳ２１３２０２ </text:p>
          </table:table-cell>
          <table:table-cell office:value-type="string">
            <text:p>アルプス電気株式会社(ALPS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-05043 </text:p>
          </table:table-cell>
          <table:table-cell office:value-type="string">
            <text:p>10個入</text:p>
          </table:table-cell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2014/04/07</text:date>, <text:time>03:0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document-statistic meta:table-count="1" meta:cell-count="138" meta:object-count="0"/>
  </office:meta>
</office:document-meta>
</file>